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3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irtu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agic Power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agic Power</text:p>
          </table:table-cell>
        </table:table-row>
        <table:table-row table:style-name="ro1">
          <table:table-cell office:value-type="string" calcext:value-type="string">
            <text:p>Honesty</text:p>
          </table:table-cell>
          <table:table-cell office:value-type="string" calcext:value-type="string">
            <text:p>Mage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/>
          <table:table-cell table:formula="of:=IF([.C2]=&quot;Low&quot;;8; IF([.C2]=&quot;Mid&quot;; 13; 18))" office:value-type="float" office:value="8" calcext:value-type="float">
            <text:p>8</text:p>
          </table:table-cell>
          <table:table-cell table:formula="of:=IF([.D2]=&quot;Low&quot;;2; IF([.D2]=&quot;Mid&quot;; 4; 6))" office:value-type="float" office:value="2" calcext:value-type="float">
            <text:p>2</text:p>
          </table:table-cell>
          <table:table-cell table:formula="of:=IF([.E2]=&quot;Low&quot;;50; IF([.E2]=&quot;Mid&quot;; 70; 90))" office:value-type="float" office:value="50" calcext:value-type="float">
            <text:p>50</text:p>
          </table:table-cell>
          <table:table-cell table:formula="of:=IF([.F2]=&quot;Low&quot;;2; IF([.F2]=&quot;Mid&quot;; 4; 6))" office:value-type="float" office:value="2" calcext:value-type="float">
            <text:p>2</text:p>
          </table:table-cell>
          <table:table-cell table:formula="of:=IF([.G2]=&quot;Low&quot;;8; IF([.G2]=&quot;Mid&quot;; 13; 18))" office:value-type="float" office:value="18" calcext:value-type="float">
            <text:p>18</text:p>
          </table:table-cell>
          <table:table-cell table:formula="of:=IF([.H2]=&quot;Low&quot;;2; IF([.H2]=&quot;Mid&quot;; 4; 6)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mpassion</text:p>
          </table:table-cell>
          <table:table-cell office:value-type="string" calcext:value-type="string">
            <text:p>Bard</text:p>
          </table:table-cell>
          <table:table-cell table:number-columns-repeated="6" office:value-type="string" calcext:value-type="string">
            <text:p>Mid</text:p>
          </table:table-cell>
          <table:table-cell/>
          <table:table-cell table:formula="of:=IF([.C3]=&quot;Low&quot;;8; IF([.C3]=&quot;Mid&quot;; 13; 18))" office:value-type="float" office:value="13" calcext:value-type="float">
            <text:p>13</text:p>
          </table:table-cell>
          <table:table-cell table:formula="of:=IF([.D3]=&quot;Low&quot;;2; IF([.D3]=&quot;Mid&quot;; 4; 6))" office:value-type="float" office:value="4" calcext:value-type="float">
            <text:p>4</text:p>
          </table:table-cell>
          <table:table-cell table:formula="of:=IF([.E3]=&quot;Low&quot;;50; IF([.E3]=&quot;Mid&quot;; 70; 90))" office:value-type="float" office:value="70" calcext:value-type="float">
            <text:p>70</text:p>
          </table:table-cell>
          <table:table-cell table:formula="of:=IF([.F3]=&quot;Low&quot;;2; IF([.F3]=&quot;Mid&quot;; 4; 6))" office:value-type="float" office:value="4" calcext:value-type="float">
            <text:p>4</text:p>
          </table:table-cell>
          <table:table-cell table:formula="of:=IF([.G3]=&quot;Low&quot;;8; IF([.G3]=&quot;Mid&quot;; 13; 18))" office:value-type="float" office:value="13" calcext:value-type="float">
            <text:p>13</text:p>
          </table:table-cell>
          <table:table-cell table:formula="of:=IF([.H3]=&quot;Low&quot;;2; IF([.H3]=&quot;Mid&quot;; 4; 6)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Valor</text:p>
          </table:table-cell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table:number-columns-repeated="3" office:value-type="string" calcext:value-type="string">
            <text:p>Low</text:p>
          </table:table-cell>
          <table:table-cell/>
          <table:table-cell table:formula="of:=IF([.C4]=&quot;Low&quot;;8; IF([.C4]=&quot;Mid&quot;; 13; 18))" office:value-type="float" office:value="18" calcext:value-type="float">
            <text:p>18</text:p>
          </table:table-cell>
          <table:table-cell table:formula="of:=IF([.D4]=&quot;Low&quot;;2; IF([.D4]=&quot;Mid&quot;; 4; 6))" office:value-type="float" office:value="6" calcext:value-type="float">
            <text:p>6</text:p>
          </table:table-cell>
          <table:table-cell table:formula="of:=IF([.E4]=&quot;Low&quot;;50; IF([.E4]=&quot;Mid&quot;; 70; 90))" office:value-type="float" office:value="70" calcext:value-type="float">
            <text:p>70</text:p>
          </table:table-cell>
          <table:table-cell table:formula="of:=IF([.F4]=&quot;Low&quot;;2; IF([.F4]=&quot;Mid&quot;; 4; 6))" office:value-type="float" office:value="2" calcext:value-type="float">
            <text:p>2</text:p>
          </table:table-cell>
          <table:table-cell table:formula="of:=IF([.G4]=&quot;Low&quot;;8; IF([.G4]=&quot;Mid&quot;; 13; 18))" office:value-type="float" office:value="8" calcext:value-type="float">
            <text:p>8</text:p>
          </table:table-cell>
          <table:table-cell table:formula="of:=IF([.H4]=&quot;Low&quot;;2; IF([.H4]=&quot;Mid&quot;; 4; 6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onor</text:p>
          </table:table-cell>
          <table:table-cell office:value-type="string" calcext:value-type="string">
            <text:p>Paladi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id</text:p>
          </table:table-cell>
          <table:table-cell/>
          <table:table-cell table:formula="of:=IF([.C5]=&quot;Low&quot;;8; IF([.C5]=&quot;Mid&quot;; 13; 18))" office:value-type="float" office:value="13" calcext:value-type="float">
            <text:p>13</text:p>
          </table:table-cell>
          <table:table-cell table:formula="of:=IF([.D5]=&quot;Low&quot;;2; IF([.D5]=&quot;Mid&quot;; 4; 6))" office:value-type="float" office:value="6" calcext:value-type="float">
            <text:p>6</text:p>
          </table:table-cell>
          <table:table-cell table:formula="of:=IF([.E5]=&quot;Low&quot;;50; IF([.E5]=&quot;Mid&quot;; 70; 90))" office:value-type="float" office:value="70" calcext:value-type="float">
            <text:p>70</text:p>
          </table:table-cell>
          <table:table-cell table:formula="of:=IF([.F5]=&quot;Low&quot;;2; IF([.F5]=&quot;Mid&quot;; 4; 6))" office:value-type="float" office:value="2" calcext:value-type="float">
            <text:p>2</text:p>
          </table:table-cell>
          <table:table-cell table:formula="of:=IF([.G5]=&quot;Low&quot;;8; IF([.G5]=&quot;Mid&quot;; 13; 18))" office:value-type="float" office:value="13" calcext:value-type="float">
            <text:p>13</text:p>
          </table:table-cell>
          <table:table-cell table:formula="of:=IF([.H5]=&quot;Low&quot;;2; IF([.H5]=&quot;Mid&quot;; 4; 6)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pirituality</text:p>
          </table:table-cell>
          <table:table-cell office:value-type="string" calcext:value-type="string">
            <text:p>Ranger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/>
          <table:table-cell table:formula="of:=IF([.C6]=&quot;Low&quot;;8; IF([.C6]=&quot;Mid&quot;; 13; 18))" office:value-type="float" office:value="13" calcext:value-type="float">
            <text:p>13</text:p>
          </table:table-cell>
          <table:table-cell table:formula="of:=IF([.D6]=&quot;Low&quot;;2; IF([.D6]=&quot;Mid&quot;; 4; 6))" office:value-type="float" office:value="4" calcext:value-type="float">
            <text:p>4</text:p>
          </table:table-cell>
          <table:table-cell table:formula="of:=IF([.E6]=&quot;Low&quot;;50; IF([.E6]=&quot;Mid&quot;; 70; 90))" office:value-type="float" office:value="90" calcext:value-type="float">
            <text:p>90</text:p>
          </table:table-cell>
          <table:table-cell table:formula="of:=IF([.F6]=&quot;Low&quot;;2; IF([.F6]=&quot;Mid&quot;; 4; 6))" office:value-type="float" office:value="4" calcext:value-type="float">
            <text:p>4</text:p>
          </table:table-cell>
          <table:table-cell table:formula="of:=IF([.G6]=&quot;Low&quot;;8; IF([.G6]=&quot;Mid&quot;; 13; 18))" office:value-type="float" office:value="13" calcext:value-type="float">
            <text:p>13</text:p>
          </table:table-cell>
          <table:table-cell table:formula="of:=IF([.H6]=&quot;Low&quot;;2; IF([.H6]=&quot;Mid&quot;; 4; 6)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Humility</text:p>
          </table:table-cell>
          <table:table-cell office:value-type="string" calcext:value-type="string">
            <text:p>Shepherd</text:p>
          </table:table-cell>
          <table:table-cell table:number-columns-repeated="6" office:value-type="string" calcext:value-type="string">
            <text:p>Low</text:p>
          </table:table-cell>
          <table:table-cell/>
          <table:table-cell table:formula="of:=IF([.C7]=&quot;Low&quot;;8; IF([.C7]=&quot;Mid&quot;; 13; 18))" office:value-type="float" office:value="8" calcext:value-type="float">
            <text:p>8</text:p>
          </table:table-cell>
          <table:table-cell table:formula="of:=IF([.D7]=&quot;Low&quot;;2; IF([.D7]=&quot;Mid&quot;; 4; 6))" office:value-type="float" office:value="2" calcext:value-type="float">
            <text:p>2</text:p>
          </table:table-cell>
          <table:table-cell table:formula="of:=IF([.E7]=&quot;Low&quot;;50; IF([.E7]=&quot;Mid&quot;; 70; 90))" office:value-type="float" office:value="50" calcext:value-type="float">
            <text:p>50</text:p>
          </table:table-cell>
          <table:table-cell table:formula="of:=IF([.F7]=&quot;Low&quot;;2; IF([.F7]=&quot;Mid&quot;; 4; 6))" office:value-type="float" office:value="2" calcext:value-type="float">
            <text:p>2</text:p>
          </table:table-cell>
          <table:table-cell table:formula="of:=IF([.G7]=&quot;Low&quot;;8; IF([.G7]=&quot;Mid&quot;; 13; 18))" office:value-type="float" office:value="8" calcext:value-type="float">
            <text:p>8</text:p>
          </table:table-cell>
          <table:table-cell table:formula="of:=IF([.H7]=&quot;Low&quot;;2; IF([.H7]=&quot;Mid&quot;; 4; 6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crifice</text:p>
          </table:table-cell>
          <table:table-cell office:value-type="string" calcext:value-type="string">
            <text:p>Tink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/>
          <table:table-cell table:formula="of:=IF([.C8]=&quot;Low&quot;;8; IF([.C8]=&quot;Mid&quot;; 13; 18))" office:value-type="float" office:value="18" calcext:value-type="float">
            <text:p>18</text:p>
          </table:table-cell>
          <table:table-cell table:formula="of:=IF([.D8]=&quot;Low&quot;;2; IF([.D8]=&quot;Mid&quot;; 4; 6))" office:value-type="float" office:value="4" calcext:value-type="float">
            <text:p>4</text:p>
          </table:table-cell>
          <table:table-cell table:formula="of:=IF([.E8]=&quot;Low&quot;;50; IF([.E8]=&quot;Mid&quot;; 70; 90))" office:value-type="float" office:value="90" calcext:value-type="float">
            <text:p>90</text:p>
          </table:table-cell>
          <table:table-cell table:formula="of:=IF([.F8]=&quot;Low&quot;;2; IF([.F8]=&quot;Mid&quot;; 4; 6))" office:value-type="float" office:value="6" calcext:value-type="float">
            <text:p>6</text:p>
          </table:table-cell>
          <table:table-cell table:formula="of:=IF([.G8]=&quot;Low&quot;;8; IF([.G8]=&quot;Mid&quot;; 13; 18))" office:value-type="float" office:value="8" calcext:value-type="float">
            <text:p>8</text:p>
          </table:table-cell>
          <table:table-cell table:formula="of:=IF([.H8]=&quot;Low&quot;;2; IF([.H8]=&quot;Mid&quot;; 4; 6)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Justice</text:p>
          </table:table-cell>
          <table:table-cell office:value-type="string" calcext:value-type="string">
            <text:p>Dru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/>
          <table:table-cell table:formula="of:=IF([.C9]=&quot;Low&quot;;8; IF([.C9]=&quot;Mid&quot;; 13; 18))" office:value-type="float" office:value="13" calcext:value-type="float">
            <text:p>13</text:p>
          </table:table-cell>
          <table:table-cell table:formula="of:=IF([.D9]=&quot;Low&quot;;2; IF([.D9]=&quot;Mid&quot;; 4; 6))" office:value-type="float" office:value="2" calcext:value-type="float">
            <text:p>2</text:p>
          </table:table-cell>
          <table:table-cell table:formula="of:=IF([.E9]=&quot;Low&quot;;50; IF([.E9]=&quot;Mid&quot;; 70; 90))" office:value-type="float" office:value="90" calcext:value-type="float">
            <text:p>90</text:p>
          </table:table-cell>
          <table:table-cell table:formula="of:=IF([.F9]=&quot;Low&quot;;2; IF([.F9]=&quot;Mid&quot;; 4; 6))" office:value-type="float" office:value="2" calcext:value-type="float">
            <text:p>2</text:p>
          </table:table-cell>
          <table:table-cell table:formula="of:=IF([.G9]=&quot;Low&quot;;8; IF([.G9]=&quot;Mid&quot;; 13; 18))" office:value-type="float" office:value="18" calcext:value-type="float">
            <text:p>18</text:p>
          </table:table-cell>
          <table:table-cell table:formula="of:=IF([.H9]=&quot;Low&quot;;2; IF([.H9]=&quot;Mid&quot;; 4; 6))" office:value-type="float" office:value="4" calcext:value-type="float">
            <text:p>4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office:value-type="string" calcext:value-type="string">
            <text:p>nD3 </text:p>
          </table:table-cell>
          <table:table-cell office:value-type="string" calcext:value-type="string">
            <text:p>% chance of hitting</text:p>
          </table:table-cell>
          <table:table-cell office:value-type="string" calcext:value-type="string">
            <text:p>nD3 </text:p>
          </table:table-cell>
          <table:table-cell/>
          <table:table-cell office:value-type="string" calcext:value-type="string">
            <text:p>nd3 magic bonus</text:p>
          </table:table-cell>
        </table:table-row>
        <table:table-row table:style-name="ro2" table:number-rows-repeated="104856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5-03-13T10:31:44.820203270</meta:creation-date>
    <dc:date>2015-03-13T10:48:53.918823686</dc:date>
    <dc:creator>Administrator </dc:creator>
    <meta:editing-duration>PT1M58S</meta:editing-duration>
    <meta:editing-cycles>1</meta:editing-cycles>
    <meta:document-statistic meta:table-count="1" meta:cell-count="130" meta:object-count="0"/>
    <meta:generator>LibreOffice/4.1.3.2$Linux_X86_64 LibreOffice_project/410m0$Build-2</meta:generator>
  </office:meta>
</office:document-meta>
</file>